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a9bbc0" officeooo:paragraph-rsid="00a9bbc0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d6e622" officeooo:paragraph-rsid="00d6e62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ac99a7" officeooo:paragraph-rsid="00ac99a7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a9f9e4" officeooo:paragraph-rsid="00a9f9e4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a4e324" officeooo:paragraph-rsid="00a4e324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9fd762" officeooo:paragraph-rsid="009fd762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a3a300" officeooo:paragraph-rsid="00a3a300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9cdf04" officeooo:paragraph-rsid="009cdf04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9d11f8" officeooo:paragraph-rsid="009d11f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93ea63" officeooo:paragraph-rsid="0093ea6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8f0aef" officeooo:paragraph-rsid="008f0aef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8292f2" officeooo:paragraph-rsid="008292f2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781575" officeooo:paragraph-rsid="00781575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cf7f25" officeooo:paragraph-rsid="00cf7f2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d11f22" officeooo:paragraph-rsid="00d11f2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b8c2d9" officeooo:paragraph-rsid="00ac99a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b8c2d9" officeooo:paragraph-rsid="00b8c2d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cb6d58" officeooo:paragraph-rsid="00cb6d5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c9d53e" officeooo:paragraph-rsid="00c9d53e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c97d8d" officeooo:paragraph-rsid="00bbde6a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d12632" officeooo:paragraph-rsid="00d12632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be9b40" officeooo:paragraph-rsid="00be9b40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bbde6a" officeooo:paragraph-rsid="00bbde6a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ac99a7" officeooo:paragraph-rsid="00ac99a7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ac7376" officeooo:paragraph-rsid="00ac7376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a9f9e4" officeooo:paragraph-rsid="00a9f9e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a9bbc0" officeooo:paragraph-rsid="00a9bbc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9cdf04" officeooo:paragraph-rsid="009cdf0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3a300" officeooo:paragraph-rsid="00a3a300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9008ec" officeooo:paragraph-rsid="0093ea6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9733d" officeooo:paragraph-rsid="0099733d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76b01" officeooo:paragraph-rsid="00976b0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8967fb" officeooo:paragraph-rsid="008967fb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8292f2" officeooo:paragraph-rsid="008292f2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85c92b" officeooo:paragraph-rsid="0085c92b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84681e" officeooo:paragraph-rsid="0084681e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b0f8d" officeooo:paragraph-rsid="007b0f8d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25767" officeooo:paragraph-rsid="00755010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6ef45b" officeooo:paragraph-rsid="006ef45b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6ef45b" officeooo:paragraph-rsid="0073cc9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6dabc3" officeooo:paragraph-rsid="006dabc3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d6e622" officeooo:paragraph-rsid="00d6e622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style:font-size-asian="12pt" style:font-size-complex="12pt"/>
    </style:style>
    <style:style style:name="P49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50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51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52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53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54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55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56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57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58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59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60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61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62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63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64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6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66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67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68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6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70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71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2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73" style:family="paragraph" style:parent-style-name="Standard">
      <style:text-properties fo:font-size="12pt" officeooo:paragraph-rsid="00376c91" style:font-size-asian="12pt" style:font-size-complex="12pt"/>
    </style:style>
    <style:style style:name="P74" style:family="paragraph" style:parent-style-name="Standard">
      <style:text-properties fo:font-size="12pt" officeooo:paragraph-rsid="00335a13" style:font-size-asian="12pt" style:font-size-complex="12pt"/>
    </style:style>
    <style:style style:name="P75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76" style:family="paragraph" style:parent-style-name="Standard">
      <style:text-properties fo:font-size="11pt" fo:font-weight="bold" officeooo:rsid="00b8c2d9" officeooo:paragraph-rsid="00b8c2d9" style:font-size-asian="9.60000038146973pt" style:font-weight-asian="bold" style:font-size-complex="11pt" style:font-weight-complex="bold"/>
    </style:style>
    <style:style style:name="P77" style:family="paragraph" style:parent-style-name="Standard">
      <style:text-properties fo:font-size="16pt" fo:font-weight="bold" officeooo:rsid="00b8c2d9" officeooo:paragraph-rsid="00b8c2d9" style:font-size-asian="16pt" style:font-weight-asian="bold" style:font-size-complex="16pt" style:font-weight-complex="bold"/>
    </style:style>
    <style:style style:name="P78" style:family="paragraph" style:parent-style-name="Standard">
      <style:text-properties officeooo:rsid="00dbf15c" officeooo:paragraph-rsid="00dbf15c"/>
    </style:style>
    <style:style style:name="P79" style:family="paragraph" style:parent-style-name="Preformatted_20_Text">
      <style:text-properties fo:color="#808080" style:font-name="DejaVu Sans Mono" fo:font-size="8.30000019073486pt" fo:font-style="italic"/>
    </style:style>
    <style:style style:name="P80" style:family="paragraph" style:parent-style-name="Preformatted_20_Text">
      <style:text-properties fo:color="#000000" style:font-name="DejaVu Sans Mono" fo:font-size="8.30000019073486pt"/>
    </style:style>
    <style:style style:name="P8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8.30000019073486pt"/>
    </style:style>
    <style:style style:name="P82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83" style:family="paragraph" style:parent-style-name="Standard" style:list-style-name="L2">
      <style:text-properties fo:font-size="12pt" fo:font-weight="normal" officeooo:rsid="008b26ed" officeooo:paragraph-rsid="008b26ed" style:font-size-asian="12pt" style:font-weight-asian="normal" style:font-size-complex="12pt" style:font-weight-complex="normal"/>
    </style:style>
    <style:style style:name="P84" style:family="paragraph" style:parent-style-name="Standard" style:list-style-name="L2">
      <style:text-properties fo:font-size="12pt" fo:font-weight="normal" officeooo:rsid="008c5ead" officeooo:paragraph-rsid="008c5ead" style:font-size-asian="12pt" style:font-weight-asian="normal" style:font-size-complex="12pt" style:font-weight-complex="normal"/>
    </style:style>
    <style:style style:name="P85" style:family="paragraph" style:parent-style-name="Standard" style:list-style-name="L2">
      <style:text-properties fo:font-size="12pt" fo:font-weight="normal" officeooo:rsid="008c6d0b" officeooo:paragraph-rsid="008c6d0b" style:font-size-asian="12pt" style:font-weight-asian="normal" style:font-size-complex="12pt" style:font-weight-complex="normal"/>
    </style:style>
    <style:style style:name="P86" style:family="paragraph" style:parent-style-name="Standard" style:list-style-name="L2">
      <style:text-properties fo:font-size="12pt" fo:font-weight="normal" officeooo:rsid="008d2cb5" officeooo:paragraph-rsid="008d2cb5" style:font-size-asian="12pt" style:font-weight-asian="normal" style:font-size-complex="12pt" style:font-weight-complex="normal"/>
    </style:style>
    <style:style style:name="P87" style:family="paragraph" style:parent-style-name="Standard" style:list-style-name="L2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88" style:family="paragraph" style:parent-style-name="Standard" style:list-style-name="L3">
      <style:text-properties fo:font-size="12pt" fo:font-weight="normal" officeooo:rsid="00d92d7f" officeooo:paragraph-rsid="00da3554" style:font-size-asian="12pt" style:font-weight-asian="normal" style:font-size-complex="12pt" style:font-weight-complex="normal"/>
    </style:style>
    <style:style style:name="P89" style:family="paragraph" style:parent-style-name="Standard" style:list-style-name="L4">
      <style:text-properties fo:font-size="12pt" fo:font-weight="normal" officeooo:rsid="00cf7f25" officeooo:paragraph-rsid="00cf7f25" style:font-size-asian="12pt" style:font-weight-asian="normal" style:font-size-complex="12pt" style:font-weight-complex="normal"/>
    </style:style>
    <style:style style:name="P90" style:family="paragraph" style:parent-style-name="Standard" style:list-style-name="L4">
      <style:text-properties fo:font-size="12pt" fo:font-weight="normal" officeooo:rsid="00d11f22" officeooo:paragraph-rsid="00d11f22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dd6685" officeooo:paragraph-rsid="00dd6685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dea198" officeooo:paragraph-rsid="00dedc93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0e07457" officeooo:paragraph-rsid="00e07457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0e4a1d9" officeooo:paragraph-rsid="00e4a1d9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size="12pt" fo:font-weight="normal" officeooo:rsid="00e949f5" officeooo:paragraph-rsid="00e949f5" style:font-size-asian="12pt" style:font-weight-asian="normal" style:font-size-complex="12pt" style:font-weight-complex="normal"/>
    </style:style>
    <style:style style:name="P96" style:family="paragraph" style:parent-style-name="Standard">
      <style:text-properties fo:font-size="12pt" fo:font-weight="normal" officeooo:rsid="00ebd347" officeooo:paragraph-rsid="00ebd347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size="12pt" fo:font-weight="normal" officeooo:rsid="00f12fb6" officeooo:paragraph-rsid="00f34eb6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size="12pt" fo:font-weight="normal" officeooo:rsid="00f65cd3" officeooo:paragraph-rsid="00f65cd3" style:font-size-asian="12pt" style:font-weight-asian="normal" style:font-size-complex="12pt" style:font-weight-complex="normal"/>
    </style:style>
    <style:style style:name="P99" style:family="paragraph" style:parent-style-name="Standard" style:list-style-name="L3">
      <style:text-properties fo:font-size="12pt" fo:font-weight="bold" officeooo:rsid="00d6e622" officeooo:paragraph-rsid="00d6e622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font-weight="bold" officeooo:rsid="00dd6685" officeooo:paragraph-rsid="00dd6685" style:font-size-asian="12pt" style:font-weight-asian="bold" style:font-size-complex="12pt" style:font-weight-complex="bold"/>
    </style:style>
    <style:style style:name="P101" style:family="paragraph" style:parent-style-name="Standard" style:list-style-name="L3">
      <style:text-properties fo:color="#808080" style:font-name="DejaVu Sans Mono" fo:font-size="8.30000019073486pt" fo:font-style="italic" fo:font-weight="normal" officeooo:rsid="00d92d7f" officeooo:paragraph-rsid="00da3554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style:style style:name="T23" style:family="text">
      <style:text-properties officeooo:rsid="007257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7b2f9f" style:font-weight-asian="normal" style:font-weight-complex="normal"/>
    </style:style>
    <style:style style:name="T27" style:family="text">
      <style:text-properties fo:font-weight="normal" officeooo:rsid="009008ec" style:font-weight-asian="normal" style:font-weight-complex="normal"/>
    </style:style>
    <style:style style:name="T28" style:family="text">
      <style:text-properties fo:font-weight="normal" officeooo:rsid="0091f8fc" style:font-weight-asian="normal" style:font-weight-complex="normal"/>
    </style:style>
    <style:style style:name="T29" style:family="text">
      <style:text-properties fo:font-weight="normal" officeooo:rsid="009d11f8" style:font-weight-asian="normal" style:font-weight-complex="normal"/>
    </style:style>
    <style:style style:name="T30" style:family="text">
      <style:text-properties fo:font-weight="normal" officeooo:rsid="009d3c9c" style:font-weight-asian="normal" style:font-weight-complex="normal"/>
    </style:style>
    <style:style style:name="T31" style:family="text">
      <style:text-properties fo:font-weight="normal" officeooo:rsid="00a032e3" style:font-weight-asian="normal" style:font-weight-complex="normal"/>
    </style:style>
    <style:style style:name="T32" style:family="text">
      <style:text-properties fo:font-weight="normal" officeooo:rsid="00a22fb3" style:font-weight-asian="normal" style:font-weight-complex="normal"/>
    </style:style>
    <style:style style:name="T33" style:family="text">
      <style:text-properties fo:font-weight="normal" officeooo:rsid="00a639d6" style:font-weight-asian="normal" style:font-weight-complex="normal"/>
    </style:style>
    <style:style style:name="T34" style:family="text">
      <style:text-properties fo:font-weight="normal" officeooo:rsid="00ada8da" style:font-weight-asian="normal" style:font-weight-complex="normal"/>
    </style:style>
    <style:style style:name="T35" style:family="text">
      <style:text-properties fo:font-weight="normal" officeooo:rsid="00ae4b8e" style:font-weight-asian="normal" style:font-weight-complex="normal"/>
    </style:style>
    <style:style style:name="T36" style:family="text">
      <style:text-properties fo:font-weight="normal" officeooo:rsid="00ae9248" style:font-weight-asian="normal" style:font-weight-complex="normal"/>
    </style:style>
    <style:style style:name="T37" style:family="text">
      <style:text-properties fo:font-weight="normal" officeooo:rsid="00b12552" style:font-weight-asian="normal" style:font-weight-complex="normal"/>
    </style:style>
    <style:style style:name="T38" style:family="text">
      <style:text-properties fo:font-weight="normal" officeooo:rsid="00b1ceeb" style:font-weight-asian="normal" style:font-weight-complex="normal"/>
    </style:style>
    <style:style style:name="T39" style:family="text">
      <style:text-properties fo:font-weight="normal" officeooo:rsid="00b82358" style:font-weight-asian="normal" style:font-weight-complex="normal"/>
    </style:style>
    <style:style style:name="T40" style:family="text">
      <style:text-properties officeooo:rsid="007dacc2"/>
    </style:style>
    <style:style style:name="T41" style:family="text">
      <style:text-properties officeooo:rsid="0085cf27"/>
    </style:style>
    <style:style style:name="T42" style:family="text">
      <style:text-properties officeooo:rsid="0089d653"/>
    </style:style>
    <style:style style:name="T43" style:family="text">
      <style:text-properties officeooo:rsid="008c6d0b"/>
    </style:style>
    <style:style style:name="T44" style:family="text">
      <style:text-properties officeooo:rsid="0096c1e4"/>
    </style:style>
    <style:style style:name="T45" style:family="text">
      <style:text-properties officeooo:rsid="0099733d"/>
    </style:style>
    <style:style style:name="T46" style:family="text">
      <style:text-properties officeooo:rsid="009984d0"/>
    </style:style>
    <style:style style:name="T47" style:family="text">
      <style:text-properties officeooo:rsid="009c1e60"/>
    </style:style>
    <style:style style:name="T48" style:family="text">
      <style:text-properties officeooo:rsid="009dfec5"/>
    </style:style>
    <style:style style:name="T49" style:family="text">
      <style:text-properties officeooo:rsid="00a47e19"/>
    </style:style>
    <style:style style:name="T50" style:family="text">
      <style:text-properties officeooo:rsid="00af00d2"/>
    </style:style>
    <style:style style:name="T51" style:family="text">
      <style:text-properties officeooo:rsid="00af2839"/>
    </style:style>
    <style:style style:name="T52" style:family="text">
      <style:text-properties officeooo:rsid="00bb9926"/>
    </style:style>
    <style:style style:name="T53" style:family="text">
      <style:text-properties officeooo:rsid="00bf0e98"/>
    </style:style>
    <style:style style:name="T54" style:family="text">
      <style:text-properties officeooo:rsid="00caced6"/>
    </style:style>
    <style:style style:name="T55" style:family="text">
      <style:text-properties officeooo:rsid="00cca488"/>
    </style:style>
    <style:style style:name="T56" style:family="text">
      <style:text-properties officeooo:rsid="00d469d9"/>
    </style:style>
    <style:style style:name="T57" style:family="text">
      <style:text-properties fo:color="#660099"/>
    </style:style>
    <style:style style:name="T58" style:family="text">
      <style:text-properties fo:color="#0000ff"/>
    </style:style>
    <style:style style:name="T59" style:family="text">
      <style:text-properties fo:font-variant="normal" fo:text-transform="none" fo:color="#212121" style:font-name="Roboto" fo:font-size="16pt" fo:letter-spacing="normal" fo:font-style="normal" officeooo:rsid="00f34eb6"/>
    </style:style>
    <style:style style:name="T60" style:family="text">
      <style:text-properties officeooo:rsid="00dedc93"/>
    </style:style>
    <style:style style:name="T61" style:family="text">
      <style:text-properties officeooo:rsid="00e1adbf"/>
    </style:style>
    <style:style style:name="T62" style:family="text">
      <style:text-properties officeooo:rsid="00e1f23d"/>
    </style:style>
    <style:style style:name="T63" style:family="text">
      <style:text-properties officeooo:rsid="00e5ef1f"/>
    </style:style>
    <style:style style:name="T64" style:family="text">
      <style:text-properties officeooo:rsid="00ecdd23"/>
    </style:style>
    <style:style style:name="T65" style:family="text">
      <style:text-properties officeooo:rsid="00f2b4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--------------- Analysis prior to creating Neural networks by Anshuman(tiwansh)-------------------- </text:p>
      <text:p text:style-name="P48"/>
      <text:p text:style-name="P48">Things to do prior to creating a neural network - </text:p>
      <text:p text:style-name="P48"/>
      <text:p text:style-name="P48">1. Test for null objects in the input -</text:p>
      <text:p text:style-name="P48"><text:tab/>Read the input in a dataFrame and display info using df.info() and check whether there are null items or not.<text:line-break/><text:tab/>To specifically check whether it contains null items or not, try printing</text:p>
      <text:p text:style-name="P48"><text:tab/>inputFrame.isnull().sum()</text:p>
      <text:p text:style-name="P48"><text:tab/>outputFrame.isnull().sum()</text:p>
      <text:p text:style-name="P48">-This will show the count of total null entries in each column.</text:p>
      <text:p text:style-name="P48"/>
      <text:p text:style-name="P48"/>
      <text:p text:style-name="P48">2. To take a look at the data – mean, avg, standatard, max, count, etc of each row try printing</text:p>
      <text:p text:style-name="P48"><text:tab/>inputFrame.describe()</text:p>
      <text:p text:style-name="P48"/>
      <text:p text:style-name="P48"><text:tab/><text:span text:style-name="T48">To take a look at the first n rows, use:</text:span></text:p>
      <text:p text:style-name="P48"><text:tab/><text:span text:style-name="T48">dataFrame.head(n = number_of_rows_you_want_to_see) -&gt; n = 5 by default</text:span></text:p>
      <text:p text:style-name="P48"/>
      <text:p text:style-name="P48"/>
      <text:p text:style-name="P48">3. Checking correlation of a field with the otput i.e. Checking whether one field has some impact on the output or not. Impact of Column on outputColumn</text:p>
      <text:p text:style-name="P48"><text:tab/>InputFrame[['Column', 'OutputColumn']].groupby(['Column'], as_index =False).mean()</text:p>
      <text:p text:style-name="P48"/>
      <text:p text:style-name="P48">This shows the impact of the unique Column values on the Output (column). You can also sort the output by adding sort_values(by='Column') after mean() using '.'</text:p>
      <text:p text:style-name="P48"/>
      <text:p text:style-name="P48">NOTE – This must be done for the columns having small numberof unique values like 3/4 unique values and not more than that. </text:p>
      <text:p text:style-name="P48"/>
      <text:p text:style-name="P48">4. For the datasets which are scattered, we can always plot a histogram and try to classify (on the basis of output column). This shows the count of entries of the 'Column' corresponding to unique outputs(present in OutputColumn).</text:p>
      <text:p text:style-name="P48"><text:tab/></text:p>
      <text:p text:style-name="P48"><text:tab/>To plot a histogram you may use following - </text:p>
      <text:p text:style-name="P48"><text:tab/>grid = sns.FacetGrid(train_df, col = 'OutputColumn'); #import seaborn as sns</text:p>
      <text:p text:style-name="P48"><text:tab/>grid.map(plt.hist, 'Column', bins = 20); </text:p>
      <text:p text:style-name="P48"><text:tab/>plt.show() #this shows the plotted output #import matplotlib.pyplot as plt</text:p>
      <text:p text:style-name="P75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74"><text:tab/>grid = sns.FacetGrid(d<text:span text:style-name="T3">ata</text:span>f<text:span text:style-name="T3">rame</text:span>, col = 'OutputColumn');</text:p>
      <text:p text:style-name="P74"><text:tab/><text:span text:style-name="T3">#The unique number of OutputColumn is the number of graphs on display i.e. segments and <text:tab/>dataframe is what it is. </text:span></text:p>
      <text:p text:style-name="P74"><text:tab/><text:span text:style-name="T3">For a 2 * 2 grid, i.e. a multivariate plot – (kind of a binary combination), use row attribute <text:tab/>too - </text:span></text:p>
      <text:p text:style-name="P48"><text:tab/>g = sns.FacetGrid(tips, col="time", row="smoker")</text:p>
      <text:p text:style-name="P48"><text:tab/></text:p>
      <text:p text:style-name="P48"><text:tab/><text:span text:style-name="T3">grid.map(); #this defines what kind of display you want</text:span></text:p>
      <text:p text:style-name="P48"><text:tab/><text:span text:style-name="T4">#plt.hist -&gt;Histogram</text:span></text:p>
      <text:p text:style-name="P48"><text:tab/><text:span text:style-name="T4">#plt.scatter -&gt; Scatter Graph, etc can be applied</text:span></text:p>
      <text:p text:style-name="P73"><text:soft-page-break/><text:tab/><text:span text:style-name="T8">#sns.kdeplot -&gt; area plot</text:span></text:p>
      <text:p text:style-name="P73"><text:tab/><text:span text:style-name="T8">#sns.pointlpot -&gt; Point plot</text:span></text:p>
      <text:p text:style-name="P73"><text:tab/><text:span text:style-name="T8">#sns.barplot -&gt; Plotting using BarGraph</text:span></text:p>
      <text:p text:style-name="P73"/>
      <text:p text:style-name="P72">So basically FacetGrid define division of the graphs and map define what graph needs to be plotted using which x and which y axes.</text:p>
      <text:p text:style-name="P71">And obviously we need plt.show() to display the plotted graph. </text:p>
      <text:p text:style-name="P70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48"/>
      <text:p text:style-name="P48">5. <text:span text:style-name="T7">Manipulate Data -</text:span></text:p>
      <text:list xml:id="list4364171811009003740" text:style-name="L1">
        <text:list-item>
          <text:p text:style-name="P82">Create new feature out of your old ones</text:p>
        </text:list-item>
        <text:list-item>
          <text:p text:style-name="P82">Convert feature</text:p>
        </text:list-item>
        <text:list-item>
          <text:p text:style-name="P82">Complete feature</text:p>
        </text:list-item>
        <text:list-item>
          <text:p text:style-name="P82">Complete and convert feature</text:p>
        </text:list-item>
        <text:list-item>
          <text:p text:style-name="P82">Drop features</text:p>
        </text:list-item>
        <text:list-item>
          <text:p text:style-name="P82">Visualise correlations of features</text:p>
        </text:list-item>
      </text:list>
      <text:p text:style-name="P49"/>
      <text:p text:style-name="P69">Merging the train and test data so that they are operated similarly. Later they can be seperated.</text:p>
      <text:p text:style-name="P69"/>
      <text:p text:style-name="P69"><text:tab/>data_df = pd.concat((train_df, test_df)) #.reset_index(drop = True) can be used to reset the <text:tab/>#index column which if dropped using True, it will be removed from the dataframe</text:p>
      <text:p text:style-name="P69"/>
      <text:p text:style-name="P68">Converting feature – A feature can be converted using map function on dataframe.</text:p>
      <text:p text:style-name="P68"><text:tab/></text:p>
      <text:p text:style-name="P68"><text:tab/>data_df['Sex'] = data_df['Sex'].map({'female' : 1, 'male' : 0}).astype(int)</text:p>
      <text:p text:style-name="P68"><text:tab/>#The map function accepts dictionary, series or a function.</text:p>
      <text:p text:style-name="P68"><text:tab/></text:p>
      <text:p text:style-name="P67">Finding and populating missing values</text:p>
      <text:p text:style-name="P67"><text:tab/></text:p>
      <text:p text:style-name="P67"><text:tab/><text:span text:style-name="T10">1.Finding the number of empty columns</text:span></text:p>
      <text:p text:style-name="P67"><text:tab/>data_df.<text:span text:style-name="T9">ColumnName</text:span>.isnull() #prints whether null or not</text:p>
      <text:p text:style-name="P67"><text:tab/>#data_df.<text:span text:style-name="T9">ColumnName</text:span>.isnull().values #Gives a series of values as false and true i.e. 0 and 1</text:p>
      <text:p text:style-name="P67"><text:tab/>#data_df.<text:span text:style-name="T9">ColumnName</text:span>.isnull().values.sum() #Gives the sum of 0s and 1s <text:span text:style-name="T9">i.e. </text:span>sum of all true</text:p>
      <text:p text:style-name="P67"><text:tab/><text:span text:style-name="T9">#This gives the total number of empty cells in ColumnName column.</text:span></text:p>
      <text:p text:style-name="P67"/>
      <text:p text:style-name="P67"><text:tab/><text:span text:style-name="T11">2. Populating the null/empty cells – Replacing with most frequent</text:span></text:p>
      <text:p text:style-name="P66"><text:tab/></text:p>
      <text:p text:style-name="P65"><text:tab/>#getting the most frequent entry <text:span text:style-name="T12">of the Column</text:span></text:p>
      <text:p text:style-name="P64"><text:tab/>most_freq = data_df.ColumName.dropna().mode()[0]</text:p>
      <text:p text:style-name="P64"><text:tab/>#dropna drops all the null items </text:p>
      <text:p text:style-name="P64"><text:tab/>#mode return most frequent entry -&gt; 0 S </text:p>
      <text:p text:style-name="P64"><text:tab/>#and [0] is used to access the most frequent entry i.e. S</text:p>
      <text:p text:style-name="P64"/>
      <text:p text:style-name="P63"><text:tab/></text:p>
      <text:p text:style-name="P61"><text:tab/>#Filling the column with most frequent value </text:p>
      <text:p text:style-name="P61"><text:tab/>dataFrame['ColumnName'] = dataFrame['ColumnName'].fillna(most_freq)</text:p>
      <text:p text:style-name="P61"/>
      <text:p text:style-name="P61"><text:tab/><text:span text:style-name="T13">#Now we can analyse the Column operated on the basis of output as done in step 2</text:span></text:p>
      <text:p text:style-name="P61"><text:tab/></text:p>
      <text:p text:style-name="P61"><text:tab/><text:span text:style-name="T14">In case of features such as Age, null values cannot be populated using most frequent data </text:span><text:soft-page-break/><text:span text:style-name="T14"><text:tab/>and hence we must come up with a different approach.</text:span></text:p>
      <text:p text:style-name="P61"><text:tab/></text:p>
      <text:p text:style-name="P62">Approach for null filled columns with a scattered value. </text:p>
      <text:p text:style-name="P60"/>
      <text:p text:style-name="Text_20_body">#For 2 genders and 3 Pclasees we try to guess age <text:span text:style-name="T16">for each combination on the basis of mean and #standard deviation using a normal function.</text:span> <text:span text:style-name="T17">We try to get a random age from the normal function #and then normalise it further.</text:span></text:p>
      <text:p text:style-name="P57">for i in range(0,2):</text:p>
      <text:p text:style-name="P57"><text:tab/>for j in range(0,3):</text:p>
      <text:p text:style-name="P57"><text:tab/><text:tab/>guess_df=data_df[(data_df['Sex']==i)&amp;(data_df['Pclass']==j+1)]['Age'].dropna()</text:p>
      <text:p text:style-name="P57"><text:tab/><text:tab/>age_mean = guess_df.mean()</text:p>
      <text:p text:style-name="P57"><text:tab/><text:tab/>age_std = guess_df.std()</text:p>
      <text:p text:style-name="P57"><text:tab/><text:tab/>age_guess = np.random.normal(age_mean, age_std)</text:p>
      <text:p text:style-name="P57"/>
      <text:p text:style-name="P57"><text:tab/><text:tab/><text:span text:style-name="T15">#</text:span>print age_guess</text:p>
      <text:p text:style-name="P57"><text:tab/><text:tab/>guess_ages[i,j] = int((age_guess/0.5 + 0.5) * 0.5)</text:p>
      <text:p text:style-name="P57"/>
      <text:p text:style-name="P59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59"><text:s text:c="3"/></text:p>
      <text:p text:style-name="P57">for i in range(0,2):</text:p>
      <text:p text:style-name="P57"><text:tab/>for j in range(0, 3):</text:p>
      <text:p text:style-name="P57"><text:tab/><text:tab/>data_df.loc[(data_df.Age.isnull()) &amp; (data_df.Sex == i) &amp;... </text:p>
      <text:p text:style-name="P57"><text:tab/><text:tab/>...(data_df.Pclass == j+1), 'Age'] = guess_ages[i,j]</text:p>
      <text:p text:style-name="P57"/>
      <text:p text:style-name="P58">#Giving integer values to ages</text:p>
      <text:p text:style-name="P57">data_df['Age'] = data_df['Age'].astype(int)</text:p>
      <text:p text:style-name="P57"/>
      <text:p text:style-name="P56">#Visualising that how a feature(Age here) is very scattered</text:p>
      <text:p text:style-name="P56">#grid = sns.FacetGrid(data_df, col = 'Survived')</text:p>
      <text:p text:style-name="P56">#grid.map(plt.scatter,'Age','PassengerId')</text:p>
      <text:p text:style-name="P56">#plt.show()</text:p>
      <text:p text:style-name="P56"/>
      <text:p text:style-name="P55">#Since age still is a very scattered feature <text:span text:style-name="T18">so we try to create Age bands and map each age to one of the 4 age bands.</text:span></text:p>
      <text:p text:style-name="P53">Creating new feature on the basis of a condition or multiple conditions =&gt; Classifying the scattered features into particular domains.</text:p>
      <text:p text:style-name="P53"/>
      <text:p text:style-name="P53">data_df.loc[CONDITION, 'NewFeatureName'] = Classifier1</text:p>
      <text:p text:style-name="P53">data_df.loc[CONDITION2,'NewFeatureName'] = Classifier2</text:p>
      <text:p text:style-name="P52">................... <text:span text:style-name="T20">and it goes on (Classifiers1 and 2 are the new classes defined)</text:span></text:p>
      <text:p text:style-name="P52"/>
      <text:p text:style-name="P54">Chooses all the values that fulfil the condition and populates the value of new feature accordingly.</text:p>
      <text:p text:style-name="P52"/>
      <text:p text:style-name="P50">It must be remebered that the conditions must be given in brackets independently and then &amp; or | should be used. <text:span text:style-name="T21">E.g.</text:span></text:p>
      <text:p text:style-name="P50"/>
      <text:p text:style-name="P50">data_df.loc[(data_df['Age'] &gt; 32) &amp; (data_df['Age'] &lt;= 48), 'AgeBin'] = 2</text:p>
      <text:p text:style-name="P50"/>
      <text:p text:style-name="P51">After creating a new feature it is advised to check for the <text:span text:style-name="T22">total </text:span>null values in the <text:span text:style-name="T22">new feature.</text:span></text:p>
      <text:p text:style-name="P50"><text:soft-page-break/></text:p>
      <text:p text:style-name="P14">Dropping a feature</text:p>
      <text:p text:style-name="P14"/>
      <text:p text:style-name="P46">dataFrame <text:s/>= dataFrame.drop(['ColumnName'], axis=1)</text:p>
      <text:p text:style-name="P45"/>
      <text:p text:style-name="P44">Creating a feature based on regex of a column value</text:p>
      <text:p text:style-name="P44">dataFrame['NewFeature'] = dataFrame.oldFeature.str.extract('REXEX', expand = False)</text:p>
      <text:p text:style-name="P44">data_df['Title'] = data_df.Name.str.extract(' ([A-Za-z]+)\.', expand=False)</text:p>
      <text:p text:style-name="P44"/>
      <text:p text:style-name="P43"><text:span text:style-name="T24">Cross Tabulation </text:span>- <text:span text:style-name="T23">Cross tabulation is used to analyse relationship between multiple variables</text:span>- </text:p>
      <text:p text:style-name="P42">pd.crosstab(dataFrame['ColumnName1'], dataFrame['ColumnName2'])</text:p>
      <text:p text:style-name="P42"/>
      <text:p text:style-name="P39">Reducing the features of a particular column by clubbing various to a new class and merging with predefined classes.</text:p>
      <text:p text:style-name="P41"/>
      <text:p text:style-name="P39">Use dataFrame.replace(['ColumnValueToBeReplaced1, CVTBR2, ...'], <text:s/>ReplacementValue)</text:p>
      <text:p text:style-name="P39"/>
      <text:p text:style-name="P13">Applying a function to a column –<text:span text:style-name="T25"> </text:span><text:span text:style-name="T26">using apply function</text:span></text:p>
      <text:p text:style-name="P40">dataFrame['newColumn'] = dataFrame['oldColumn'].apply(len) -<text:span text:style-name="T40">&gt; gives length of oldColumns into newColumn</text:span></text:p>
      <text:p text:style-name="P40"/>
      <text:p text:style-name="P12">-Feature Selection </text:p>
      <text:p text:style-name="P39"/>
      <text:p text:style-name="P36">To select from a group of features, we have to drop some of them:</text:p>
      <text:p text:style-name="P36"/>
      <text:p text:style-name="P38">features_to_be_dropped = ['toDropFeature1', 'toDropFeature2', 'toDropFeature3']</text:p>
      <text:p text:style-name="P37">dataFrame = <text:span text:style-name="T41">dataFrame(features_to_be_dropped, axis = 1)</text:span></text:p>
      <text:p text:style-name="P36"/>
      <text:p text:style-name="P35">select_dtypes<text:span text:style-name="T42">(include = None, exclude = None)</text:span> – Returns a subset of dataFrame<text:span text:style-name="T44">(i.e. columns with values)</text:span> based on the data types of the columns. </text:p>
      <text:list xml:id="list1308483088246750556" text:style-name="L2">
        <text:list-item>
          <text:p text:style-name="P83">To select numeric – dtype = numpy.number</text:p>
        </text:list-item>
        <text:list-item>
          <text:p text:style-name="P84">To select string – dtype = <text:span text:style-name="T43">o</text:span>bject</text:p>
        </text:list-item>
        <text:list-item>
          <text:p text:style-name="P85">To select datetime – np.datetime or np.datetime64</text:p>
        </text:list-item>
        <text:list-item>
          <text:p text:style-name="P86">To select categorical – dtype = category</text:p>
        </text:list-item>
        <text:list-item>
          <text:p text:style-name="P87">etc.</text:p>
        </text:list-item>
      </text:list>
      <text:p text:style-name="P34">To see all the columns that have specified datatypes, use this - </text:p>
      <text:p text:style-name="P34">select_dtypes(exclude = <text:span text:style-name="T45">dtype</text:span>).columns.values -&gt;gives columns with different datatypes than the excluded ones. -<text:span text:style-name="T45">&gt; </text:span></text:p>
      <text:p text:style-name="P33">To get categorical columns, exclude numeric columns exclude = [<text:span text:style-name="T46">np.number</text:span>] <text:span text:style-name="T47">in the above line.</text:span></text:p>
      <text:p text:style-name="P16"/>
      <text:p text:style-name="P11">L ABEL ENCODING – <text:span text:style-name="T25">applied to convert categorical data into </text:span><text:span text:style-name="T27">suitable numeric values. </text:span><text:span text:style-name="T28">Since categories(mostly as strings) are easily understandable to humans but machine need labels or numeric values to classify.</text:span></text:p>
      <text:p text:style-name="P10"><text:span text:style-name="T28">C</text:span><text:span text:style-name="T25">onvert column to category and then use that category value for encoding</text:span></text:p>
      <text:p text:style-name="P32"/>
      <text:p text:style-name="P9"><text:span text:style-name="T27">g</text:span><text:span text:style-name="T25">et_dummies(dataFrame) – converts categorical values into </text:span><text:span text:style-name="T30">indicator/</text:span><text:span text:style-name="T25">dummy/</text:span><text:span text:style-name="T30">numeric</text:span><text:span text:style-name="T25"> values</text:span></text:p>
      <text:p text:style-name="P8"><text:span text:style-name="T29">NumericaldataFrame = </text:span><text:span text:style-name="T27">g</text:span><text:span text:style-name="T25">et_dummies(</text:span><text:span text:style-name="T29">oldD</text:span><text:span text:style-name="T25">ataFrame)</text:span></text:p>
      <text:p text:style-name="P30"/>
      <text:p text:style-name="P7">Correlation - </text:p>
      <text:p text:style-name="P31">dataFrame.corr() -&gt; computes pairwise correlation of columns, excluding NA/null values. <text:span text:style-name="T49">Pearson by default. </text:span></text:p>
      <text:p text:style-name="P30"/>
      <text:p text:style-name="P6"><text:soft-page-break/>Colormap<text:span text:style-name="T25"> - </text:span></text:p>
      <text:p text:style-name="P6"><text:span text:style-name="T25">To see a correlation </text:span><text:span text:style-name="T31">between </text:span><text:span text:style-name="T32">your data,plot a colormap. </text:span></text:p>
      <text:p text:style-name="P5"><text:span text:style-name="T32">C</text:span><text:span text:style-name="T25">olormap = plt.cm.[insert_the_type_of_colormap_you_want_to_see</text:span><text:span text:style-name="T33">#doesn't matter</text:span><text:span text:style-name="T25">]</text:span></text:p>
      <text:p text:style-name="P1"><text:span text:style-name="T25">(For more values, refer -&gt; </text:span><text:a xlink:type="simple" xlink:href="https://matplotlib.org/users/colormaps.html" text:style-name="Internet_20_link" text:visited-style-name="Visited_20_Internet_20_Link"><text:span text:style-name="T25">https://matplotlib.org/users/colormaps.html</text:span></text:a><text:span text:style-name="T25">)</text:span></text:p>
      <text:p text:style-name="P29"/>
      <text:p text:style-name="P4"><text:span text:style-name="T50">@@--</text:span>When you have completed the features adding, dropping and scaling i.e. when you are realdy to train your model, take a look at the heatmap to see the correlation between the columns.--<text:span text:style-name="T51">@@</text:span></text:p>
      <text:p text:style-name="P28"/>
      <text:p text:style-name="P27">To do this, </text:p>
      <text:p text:style-name="P27"/>
      <text:p text:style-name="P26">colormap = plt.cm.RdBu <text:s/>#create a colormap of your choice</text:p>
      <text:p text:style-name="P26">plt.figure(figsize = (14,12)) #figsize indicates width and height while plt.figure creates a new figure</text:p>
      <text:p text:style-name="P3"><text:span text:style-name="T25">plt.title('Pearson correlation of Features for Train Set') </text:span><text:span text:style-name="T34">#Give a title to your heatmap</text:span></text:p>
      <text:p text:style-name="P3"><text:span text:style-name="T25">sns.heatmap(data_df.astype(float).corr(),cmap = colormap, </text:span><text:span text:style-name="T38">annot = True, </text:span><text:span text:style-name="T39">square = True</text:span><text:span text:style-name="T25">) </text:span><text:span text:style-name="T35">#define a heatmap with dataFrame as </text:span><text:span text:style-name="T37">#</text:span><text:span text:style-name="T35">correlation between the columns, </text:span><text:span text:style-name="T38">annot = True shows the value of correlation,</text:span></text:p>
      <text:p text:style-name="P3"><text:span text:style-name="T25">plt.show() </text:span><text:span text:style-name="T35">#Finally show the plot</text:span><text:span text:style-name="T36">s</text:span></text:p>
      <text:p text:style-name="P26"/>
      <text:p text:style-name="P2">Scaling the data-</text:p>
      <text:p text:style-name="P47">For scaling the data, you need to create a scaler using the sklearn library and then scale accordingly</text:p>
      <text:list xml:id="list1002226769390898122" text:style-name="L3">
        <text:list-item>
          <text:p text:style-name="P99">MinMaxScaler</text:p>
          <text:p text:style-name="P88">Example- </text:p>
          <text:p text:style-name="P101"># All data needs to be scaled to a small range like 0 to 1 for the neural</text:p>
        </text:list-item>
      </text:list>
      <text:p text:style-name="P79"><text:tab/># network to work well. Create scalers for the inputs and outputs.<text:tab/></text:p>
      <text:p text:style-name="P80"><text:tab/>X_scaler = MinMaxScaler(<text:span text:style-name="T57">feature_range </text:span>= (<text:span text:style-name="T58">0</text:span>,<text:span text:style-name="T58">1</text:span>))</text:p>
      <text:p text:style-name="P80"><text:tab/>Y_scaler = MinMaxScaler(<text:span text:style-name="T57">feature_range </text:span>= (<text:span text:style-name="T58">0</text:span>,<text:span text:style-name="T58">1</text:span>))</text:p>
      <text:p text:style-name="P79"><text:tab/># Scale both the training inputs and outputs</text:p>
      <text:p text:style-name="P80"><text:tab/>X_scaled_training = X_scaler.fit_transform(X_training)</text:p>
      <text:p text:style-name="P80"><text:tab/>Y_scaled_training = Y_scaler.fit_transform(Y_training)</text:p>
      <text:p text:style-name="P79"><text:tab/># It's very important that the training and test data are scaled with the same scaler.</text:p>
      <text:p text:style-name="P80"><text:tab/>X_scaled_testing = X_scaler.fit_transform(X_testing)</text:p>
      <text:p text:style-name="P81"><text:tab/>Y_scaled_testing = Y_scaler.fit_transform(Y_testing</text:p>
      <text:p text:style-name="P78">feature_range</text:p>
      <text:p text:style-name="P18"/>
      <text:p text:style-name="P77">Training the model - </text:p>
      <text:p text:style-name="P76"/>
      <text:p text:style-name="P19">#Split the training dataset into Survived feature(y) and rest of the features(X1, X2, X3 -------)</text:p>
      <text:p text:style-name="P19">#This splitting can be done by dropping <text:span text:style-name="T52">the output feature for <text:s/>the training input and selecting only the output feature for training data output</text:span></text:p>
      <text:p text:style-name="P25">#After getting the dataFrame use <text:span text:style-name="T24">.values </text:span>to convert the dataFrames to numpy arrays.</text:p>
      <text:p text:style-name="P24">#Use reshape(-1,) <text:span text:style-name="T53">to put the numpy array into a (1, n) array – 1D array</text:span></text:p>
      <text:p text:style-name="P24"/>
      <text:p text:style-name="P23">X_train_valid = data_df.drop(['Survived'], axis = 1)[:train_df.shape[0]].copy().values</text:p>
      <text:p text:style-name="P23">Y_train_valid = data_df['Survived'][:train_df.shape[0]].copy().values.reshape(-1,)</text:p>
      <text:p text:style-name="P23">X_test = data_df.drop(['Survived'], axis = 1)[train_df.shape[0]:].copy().values</text:p>
      <text:p text:style-name="P22"/>
      <text:p text:style-name="P21">[:size] this slices the dataframe <text:span text:style-name="T56">from begining till size number(in rows), </text:span>so this means that</text:p>
      <text:p text:style-name="P21">training_set = <text:span text:style-name="T54">whole_dataFrame[:trainingDataframe.shape[0]]</text:span></text:p>
      <text:p text:style-name="P20">where whole_dataFrame = trainingDataframe + validation<text:span text:style-name="T55">Dataframe</text:span> or testDataframe</text:p>
      <text:p text:style-name="P15">for more on slicing – read slicing range from <text:a xlink:type="simple" xlink:href="https://pandas.pydata.org/pandas-docs/stable/indexing.html" text:style-name="Internet_20_link" text:visited-style-name="Visited_20_Internet_20_Link">https://pandas.pydata.org/pandas-docs/stable/indexing.html</text:a></text:p>
      <text:list xml:id="list6259531214029106548" text:style-name="L4">
        <text:list-item>
          <text:p text:style-name="P89">[begining:end]</text:p>
        </text:list-item>
        <text:list-item>
          <text:p text:style-name="P90">no value means till end</text:p>
        </text:list-item>
      </text:list>
      <text:p text:style-name="P100"><text:soft-page-break/>Tensorflow utils - </text:p>
      <text:p text:style-name="P91"/>
      <text:p text:style-name="P91">tf.reset_default_graph() -&gt; clears the current stack.</text:p>
      <text:p text:style-name="P91">tf.placeholder() -&gt; Inserts a placeholder for a tensor that will be always fed.</text:p>
      <text:p text:style-name="P92">tf.truncated_normal() -&gt; <text:span text:style-name="T60">Outputs random values from a truncated normal distribution.</text:span></text:p>
      <text:p text:style-name="P93">tf.<text:span text:style-name="T61">V</text:span>ariable<text:span text:style-name="T62">() -&gt; maintains a state in the graph.</text:span></text:p>
      <text:p text:style-name="P94">tf.nn -&gt; neural network support in tf</text:p>
      <text:p text:style-name="P94"><text:tab/>tf.nn.r<text:span text:style-name="T63">elu() -&gt; this gives exact value if &gt;= 0 else 0</text:span></text:p>
      <text:p text:style-name="P95">tf.matmul() -&gt; multiplies two matrices</text:p>
      <text:p text:style-name="P96">tf.nn.dropout() -&gt; <text:span text:style-name="T64">computes dropout which is a regulation technique to prevent overfitting in the nns</text:span></text:p>
      <text:p text:style-name="P97">tf.reduce_mean<text:span text:style-name="T65">() -&gt; Computes the mean of elements across dimensions of a tensor</text:span></text:p>
      <text:p text:style-name="P98">tf.cast() -&gt; Casts a tensor to a new type.</text:p>
      <text:p text:style-name="P9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3-31T21:49:47.971495203</dc:date>
    <meta:editing-duration>P2DT21H29M49S</meta:editing-duration>
    <meta:editing-cycles>224</meta:editing-cycles>
    <meta:generator>LibreOffice/4.4.6.3$Linux_X86_64 LibreOffice_project/40m0$Build-3</meta:generator>
    <meta:document-statistic meta:table-count="0" meta:image-count="0" meta:object-count="0" meta:page-count="6" meta:paragraph-count="185" meta:word-count="1693" meta:character-count="11777" meta:non-whitespace-character-count="10143"/>
  </office:meta>
</office:document-meta>
</file>